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8.394cm"/>
    </style:style>
    <style:style style:name="Tabla1.B" style:family="table-column">
      <style:table-column-properties style:column-width="1.88cm"/>
    </style:style>
    <style:style style:name="Tabla1.C" style:family="table-column">
      <style:table-column-properties style:column-width="6.726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8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9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10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4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2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3" style:family="paragraph" style:parent-style-name="Text_20_body" style:list-style-name="L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4" style:family="paragraph" style:parent-style-name="Text_20_body" style:list-style-name="L1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5" style:family="paragraph" style:parent-style-name="Text_20_body" style:list-style-name="L1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6" style:family="paragraph" style:parent-style-name="Text_20_body" style:list-style-name="L1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7" style:family="paragraph" style:parent-style-name="Text_20_body" style:list-style-name="L1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8" style:family="paragraph" style:parent-style-name="Text_20_body" style:list-style-name="L1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9" style:family="paragraph" style:parent-style-name="Text_20_body" style:list-style-name="L1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30" style:family="paragraph" style:parent-style-name="Text_20_body" style:list-style-name="L16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¡Perfecto! Vamos a diseñar un circuito para demostrar el uso fundamental del transistor BJT como un Amplificador de Señal en configuración de Emisor Común.</text:p>
      <text:p text:style-name="P4">Este circuito tomará una señal pequeña (como una onda de audio o una señal de prueba de bajo voltaje) y aumentará su amplitud.</text:p>
      <text:p text:style-name="Horizontal_20_Line"/>
      <text:h text:style-name="P6" text:outline-level="2">🔊 Ejercicio Tinkercad: Transistor como Amplificador (Emisor Común)</text:h>
      <text:p text:style-name="P4">El circuito de Emisor Común es el más utilizado para amplificar voltaje y potencia.</text:p>
      <text:h text:style-name="P1" text:outline-level="3">1. 🛠️ Componentes Necesario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<text:span text:style-name="Strong_20_Emphasis">Componente</text:span></text:p>
            </table:table-cell>
            <table:table-cell table:style-name="Tabla1.A1" office:value-type="string">
              <text:p text:style-name="P5"><text:span text:style-name="Strong_20_Emphasis">Cantidad</text:span></text:p>
            </table:table-cell>
            <table:table-cell table:style-name="Tabla1.A1" office:value-type="string">
              <text:p text:style-name="P5"><text:span text:style-name="Strong_20_Emphasis">Función</text:span></text:p>
            </table:table-cell>
          </table:table-row>
        </table:table-header-rows>
        <table:table-row>
          <table:table-cell table:style-name="Tabla1.A1" office:value-type="string">
            <text:p text:style-name="P3">Placa de pruebas (Protoboard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Montaje del circuito.</text:p>
          </table:table-cell>
        </table:table-row>
        <table:table-row>
          <table:table-cell table:style-name="Tabla1.A1" office:value-type="string">
            <text:p text:style-name="P3">Transistor NPN (Ej. 2N2222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El elemento amplificador.</text:p>
          </table:table-cell>
        </table:table-row>
        <table:table-row>
          <table:table-cell table:style-name="Tabla1.A1" office:value-type="string">
            <text:p text:style-name="P3">Fuente de Alimentación de CC ($9 \text{ V}$ o $12 \text{ V}$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Polarización y suministro de energía.</text:p>
          </table:table-cell>
        </table:table-row>
        <table:table-row>
          <table:table-cell table:style-name="Tabla1.A1" office:value-type="string">
            <text:p text:style-name="P3">Generador de Funciones (Function Generator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Suministra la pequeña señal de entrada (CA).</text:p>
          </table:table-cell>
        </table:table-row>
        <table:table-row>
          <table:table-cell table:style-name="Tabla1.A1" office:value-type="string">
            <text:p text:style-name="P3">Osciloscopio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Para visualizar y comparar las señales de entrada y salida.</text:p>
          </table:table-cell>
        </table:table-row>
        <table:table-row>
          <table:table-cell table:style-name="Tabla1.A1" office:value-type="string">
            <text:p text:style-name="P3">Condensadores de Acoplamiento ($1 \text{ \mu F}$ o $10 \text{ \mu F}$)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Bloquean la CC y dejan pasar la CA.</text:p>
          </table:table-cell>
        </table:table-row>
        <table:table-row>
          <table:table-cell table:style-name="Tabla1.A1" office:value-type="string">
            <text:p text:style-name="P3">Resistencias de Polarización:</text:p>
          </table:table-cell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3">Fijan el punto Q (punto de operación).</text:p>
          </table:table-cell>
        </table:table-row>
        <table:table-row>
          <table:table-cell table:style-name="Tabla1.A1" office:value-type="string">
            <text:p text:style-name="P3">$\text{R}1$ (Base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Ej. $10 \text{ k}\Omega$</text:p>
          </table:table-cell>
        </table:table-row>
        <table:table-row>
          <table:table-cell table:style-name="Tabla1.A1" office:value-type="string">
            <text:p text:style-name="P3">$\text{R}2$ (Base a GND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Ej. $2.2 \text{ k}\Omega$</text:p>
          </table:table-cell>
        </table:table-row>
        <table:table-row>
          <table:table-cell table:style-name="Tabla1.A1" office:value-type="string">
            <text:p text:style-name="P3">$\text{R}_{\text{C}}$ (Colector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Ej. $1 \text{ k}\Omega$</text:p>
          </table:table-cell>
        </table:table-row>
        <table:table-row>
          <table:table-cell table:style-name="Tabla1.A1" office:value-type="string">
            <text:p text:style-name="P3">$\text{R}_{\text{E}}$ (Emisor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Ej. $100 \text{ \Omega}$</text:p>
          </table:table-cell>
        </table:table-row>
        <table:table-row>
          <table:table-cell table:style-name="Tabla1.A1" office:value-type="string">
            <text:p text:style-name="P3">Condensador de Derivación ($\text{C}_{\text{E}}$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Ej. $10 \text{ \mu F}$</text:p>
          </table:table-cell>
        </table:table-row>
      </table:table>
      <text:h text:style-name="P1" text:outline-level="3">2. 🔌 Conexiones Paso a Paso (Polarización)</text:h>
      <text:p text:style-name="P4">El objetivo de la polarización es asegurar que el transistor opere en su región lineal (activa) sin distorsionar la señal.</text:p>
      <text:list text:style-name="L11">
        <text:list-item>
          <text:p text:style-name="P25">Fuente de CC: Conecta el terminal positivo ($+\text{V}$) a un carril y el negativo (GND) a otro carril de la protoboard.</text:p>
        </text:list-item>
        <text:list-item>
          <text:p text:style-name="P25">Red de Polarización de Base (Divisor de Voltaje):</text:p>
          <text:list>
            <text:list-item>
              <text:p text:style-name="P25">Conecta $\text{R}1$ ($10 \text{ k}\Omega$) desde $+\text{V}$ a la Base (B) del transistor.</text:p>
            </text:list-item>
            <text:list-item>
              <text:p text:style-name="P25"><text:soft-page-break/>Conecta $\text{R}2$ ($2.2 \text{ k}\Omega$) desde la Base (B) a GND.</text:p>
            </text:list-item>
          </text:list>
        </text:list-item>
        <text:list-item>
          <text:p text:style-name="P25">Resistencia de Emisor ($\text{R}_{\text{E}}$): Conecta el Emisor (E) a GND a través de $\text{R}_{\text{E}}$ ($100 \text{ \Omega}$).</text:p>
        </text:list-item>
        <text:list-item>
          <text:p text:style-name="P25">Resistencia de Colector ($\text{R}_{\text{C}}$): Conecta el Colector (C) a $+\text{V}$ a través de $\text{R}_{\text{C}}$ ($1 \text{ k}\Omega$).</text:p>
        </text:list-item>
      </text:list>
      <text:h text:style-name="P1" text:outline-level="3">3. 📉 Señal de Entrada (CA)</text:h>
      <text:p text:style-name="P4">Necesitamos acoplar la pequeña señal de CA del Generador de Funciones a la Base, pero bloqueando la CC de polarización.</text:p>
      <text:list text:style-name="L12">
        <text:list-item>
          <text:p text:style-name="P26">Generador de Funciones: Configúralo como Onda Sinusoidal (Sine), Amplitud muy pequeña (ej. $100 \text{ mV}$), y Frecuencia (ej. $1 \text{ kHz}$).</text:p>
        </text:list-item>
        <text:list-item>
          <text:p text:style-name="P26">Condensador de Acoplamiento de Entrada ($\text{C}_{\text{in}}$): Conecta $\text{C}_{\text{in}}$ (ej. $1 \text{ \mu F}$) en serie entre el positivo del Generador de Funciones y la Base (B) del transistor (donde se une $\text{R}1$ y $\text{R}2$).</text:p>
        </text:list-item>
        <text:list-item>
          <text:p text:style-name="P26">Conecta el negativo (Tierra) del Generador de Funciones a GND.</text:p>
        </text:list-item>
      </text:list>
      <text:h text:style-name="P1" text:outline-level="3">4. 📈 Señal de Salida (Amplificada)</text:h>
      <text:p text:style-name="P4">La señal amplificada se toma del Colector. También usaremos un condensador para bloquear la CC y dejar solo la CA amplificada.</text:p>
      <text:list text:style-name="L13">
        <text:list-item>
          <text:p text:style-name="P27">Condensador de Acoplamiento de Salida ($\text{C}_{\text{out}}$): Conecta $\text{C}_{\text{out}}$ (ej. $1 \text{ \mu F}$) al Colector (C) del transistor.</text:p>
        </text:list-item>
        <text:list-item>
          <text:p text:style-name="P27">Tierra de Salida: El otro terminal de $\text{C}_{\text{out}}$ será la salida amplificada, y su referencia será GND.</text:p>
        </text:list-item>
      </text:list>
      <text:h text:style-name="P8" text:outline-level="3">5. 🌊 Condensador de Derivación del Emisor ($\text{C}_{\text{E}}$)</text:h>
      <text:p text:style-name="P4">Este condensador se usa para aumentar la ganancia de CA, "cortocircuitando" $\text{R}_{\text{E}}$ para la señal de CA.</text:p>
      <text:list text:style-name="L14">
        <text:list-item>
          <text:p text:style-name="P28">Conecta $\text{C}_{\text{E}}$ (ej. $10 \text{ \mu F}$) en paralelo con $\text{R}_{\text{E}}$ ($100 \text{ \Omega}$).</text:p>
        </text:list-item>
      </text:list>
      <text:h text:style-name="P1" text:outline-level="3">6. 📊 Visualización de la Amplificación con Osciloscopio</text:h>
      <text:p text:style-name="P4">El Osciloscopio es crucial para ver la amplificación.</text:p>
      <text:list text:style-name="L15">
        <text:list-item>
          <text:p text:style-name="P29">Osciloscopio: Arrastra el componente a la protoboard.</text:p>
        </text:list-item>
        <text:list-item>
          <text:p text:style-name="P29">Canal A (Entrada):</text:p>
          <text:list>
            <text:list-item>
              <text:p text:style-name="P29">Conecta el terminal "+" de A justo antes de $\text{C}_{\text{in}}$ (al positivo del Generador).</text:p>
            </text:list-item>
            <text:list-item>
              <text:p text:style-name="P29">Conecta el terminal "-" de A a GND.</text:p>
            </text:list-item>
          </text:list>
        </text:list-item>
        <text:list-item>
          <text:p text:style-name="P29">Canal B (Salida Amplificada):</text:p>
          <text:list>
            <text:list-item>
              <text:p text:style-name="P29">Conecta el terminal "+" de B a la salida, después de $\text{C}_{\text{out}}$.</text:p>
            </text:list-item>
            <text:list-item>
              <text:p text:style-name="P29"><text:soft-page-break/>Conecta el terminal "-" de B a GND.</text:p>
            </text:list-item>
          </text:list>
        </text:list-item>
        <text:list-item>
          <text:p text:style-name="P29">Inicia la Simulación.</text:p>
        </text:list-item>
      </text:list>
      <text:h text:style-name="P2" text:outline-level="4">Resultados Esperados:</text:h>
      <text:list text:style-name="L16">
        <text:list-item>
          <text:p text:style-name="P30">Canal A (Entrada): Deberías ver una onda sinusoidal pequeña (ej. $100 \text{ mV}$).</text:p>
        </text:list-item>
        <text:list-item>
          <text:p text:style-name="P30">Canal B (Salida): Deberías ver una onda sinusoidal significativamente más grande (ej. varios voltios, dependiendo de las resistencias).</text:p>
        </text:list-item>
        <text:list-item>
          <text:p text:style-name="P30">Fase: La onda de salida estará desfasada $180^\circ$ con respecto a la onda de entrada (cuando la entrada sube, la salida baja, y viceversa), que es una característica del amplificador de Emisor Común.</text:p>
        </text:list-item>
      </text:list>
      <text:p text:style-name="P4">De esta manera, compruebas visualmente cómo el transistor toma una señal débil y produce una réplica mucho más fuerte, demostrando su función como amplificador de voltaje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22:31:29.866730641</meta:creation-date>
    <dc:date>2025-12-14T23:23:42.793656100</dc:date>
    <meta:editing-duration>PT50M32S</meta:editing-duration>
    <meta:editing-cycles>6</meta:editing-cycles>
    <meta:generator>LibreOffice/24.2.2.2$Linux_X86_64 LibreOffice_project/d56cc158d8a96260b836f100ef4b4ef25d6f1a01</meta:generator>
    <meta:print-date>2025-12-14T23:22:53.077369644</meta:print-date>
    <meta:printed-by>Archivos PDF</meta:printed-by>
    <meta:document-statistic meta:table-count="1" meta:image-count="0" meta:object-count="0" meta:page-count="3" meta:paragraph-count="78" meta:word-count="702" meta:character-count="4500" meta:non-whitespace-character-count="3899"/>
  </office:meta>
</office:document-meta>
</file>